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variant="normal" fo:text-transform="none" fo:color="#3c4043" style:font-name="Roboto" fo:font-size="10.5pt" fo:language="en" fo:country="US" fo:font-style="normal" fo:font-weight="normal" style:font-name-asian="Roboto2" style:font-size-asian="10.5pt" style:font-style-asian="normal" style:font-weight-asian="normal" style:font-name-complex="Roboto2" style:font-size-complex="10.5pt" style:font-style-complex="normal" style:font-weight-complex="normal"/>
    </style:style>
    <style:style style:name="T2" style:family="text">
      <style:text-properties fo:font-variant="normal" fo:text-transform="none" fo:color="#3c4043" style:font-name="Roboto1" fo:font-size="10.5pt" fo:letter-spacing="normal" fo:language="en" fo:country="US" fo:font-style="normal" fo:font-weight="normal" style:font-name-asian="Aptos1" style:font-size-asian="12pt" style:font-name-complex="Aptos1" style:font-size-complex="12pt"/>
    </style:style>
    <style:style style:name="T3" style:family="text">
      <style:text-properties style:font-name="Aptos" fo:font-size="12pt" fo:language="en" fo:country="US" style:font-name-asian="Aptos1" style:font-size-asian="12pt" style:font-name-complex="Apto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he old book lay on the table.</text:span><text:span text:style-name="T3"><text:line-break/></text:span><text:span text:style-name="T2">Its pages were yellowed and torn.</text:span><text:span text:style-name="T3"><text:line-break/></text:span><text:span text:style-name="T2">A map fell out as it was opened.</text:span><text:span text:style-name="T3"><text:line-break/></text:span><text:span text:style-name="T2">Where could it lead?  </text:span><text:span text:style-name="T3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Arial, sans-serif"/>
    <style:font-face style:name="Arial2" svg:font-family="Arial" style:font-family-generic="swiss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Roboto" svg:font-family="Roboto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ptos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5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11in" fo:margin-bottom="0.0555in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11in" fo:margin-bottom="0.0555in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555in" fo:margin-bottom="0.028in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.028in" loext:contextual-spacing="false" fo:keep-together="always" fo:keep-with-next="always"/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28in" fo:margin-bottom="0in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in" fo:margin-bottom="0in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in" fo:margin-bottom="0in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555in" loext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111in" fo:margin-bottom="0.111in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8T08:48:09.796147700</meta:creation-date>
    <dc:date>2025-01-18T10:54:15.399000000</dc:date>
    <meta:initial-creator>Ivan Popov</meta:initial-creator>
    <meta:generator>Trio_Office/6.2.8.2$Windows_x86 LibreOffice_project/</meta:generator>
    <meta:editing-duration>PT28S</meta:editing-duration>
    <meta:editing-cycles>1</meta:editing-cycles>
    <meta:document-statistic meta:table-count="0" meta:image-count="0" meta:object-count="0" meta:page-count="1" meta:paragraph-count="1" meta:word-count="25" meta:character-count="121" meta:non-whitespace-character-count="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